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63000002B9EED57732A027936E.png" manifest:media-type="image/png"/>
  <manifest:file-entry manifest:full-path="Pictures/10000000000003E40000017AF552B1EC04D21BA5.png" manifest:media-type="image/png"/>
  <manifest:file-entry manifest:full-path="Pictures/10000000000004870000021E25ECEA82F401C4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3.18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.78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örüntü1" text:anchor-type="paragraph" svg:width="17cm" svg:height="4.396cm" draw:z-index="0"><draw:image xlink:href="Pictures/10000000000003E40000017AF552B1EC04D21BA5.png" xlink:type="simple" xlink:show="embed" xlink:actuate="onLoad" loext:mime-type="image/png"/></draw:frame><draw:frame draw:style-name="fr2" draw:name="Görüntü2" text:anchor-type="paragraph" svg:x="0.116cm" svg:y="4.588cm" svg:width="17cm" svg:height="6.962cm" draw:z-index="1"><draw:image xlink:href="Pictures/10000000000004870000021E25ECEA82F401C455.png" xlink:type="simple" xlink:show="embed" xlink:actuate="onLoad" loext:mime-type="image/png"/></draw:frame><draw:frame draw:style-name="fr3" draw:name="Görüntü3" text:anchor-type="paragraph" svg:x="0.074cm" svg:y="11.961cm" svg:width="17cm" svg:height="10.552cm" draw:z-index="2"><draw:image xlink:href="Pictures/1000000000000463000002B9EED57732A027936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4T14:55:44.444470735</meta:creation-date>
    <dc:date>2021-09-24T15:00:33.823662798</dc:date>
    <meta:editing-duration>PT5M7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